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1cm" svg:stroke-color="#808080" draw:marker-start-width="0.37cm" draw:marker-start-center="false" draw:marker-end-width="0.37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1cm" svg:stroke-color="#808080" draw:marker-start-width="0.36cm" draw:marker-start-center="false" draw:marker-end-width="0.36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80808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1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2cm" svg:y1="15.941cm" svg:x2="13.001cm" svg:y2="15.941cm">
            <text:p/>
          </draw:line>
          <draw:line draw:style-name="gr2" draw:text-style-name="P2" draw:layer="layout" svg:x1="8.204cm" svg:y1="14.933cm" svg:x2="13.004cm" svg:y2="14.942cm">
            <text:p/>
          </draw:line>
          <draw:line draw:style-name="gr3" draw:text-style-name="P1" draw:layer="layout" svg:x1="8.204cm" svg:y1="14.119cm" svg:x2="13.004cm" svg:y2="14.119cm">
            <text:p/>
          </draw:line>
          <draw:line draw:style-name="gr2" draw:text-style-name="P1" draw:layer="layout" svg:x1="8.195cm" svg:y1="15.746cm" svg:x2="12.995cm" svg:y2="15.734cm">
            <text:p/>
          </draw:line>
          <draw:line draw:style-name="gr1" draw:text-style-name="P1" draw:layer="layout" svg:x1="8.2cm" svg:y1="13.545cm" svg:x2="13.001cm" svg:y2="13.536cm">
            <text:p/>
          </draw:line>
          <draw:line draw:style-name="gr1" draw:text-style-name="P1" draw:layer="layout" svg:x1="8.204cm" svg:y1="14.54cm" svg:x2="13.004cm" svg:y2="14.531cm">
            <text:p/>
          </draw:line>
          <draw:line draw:style-name="gr1" draw:text-style-name="P1" draw:layer="layout" svg:x1="8.195cm" svg:y1="16.325cm" svg:x2="12.995cm" svg:y2="16.325cm">
            <text:p/>
          </draw:line>
          <draw:line draw:style-name="gr1" draw:text-style-name="P1" draw:layer="layout" svg:x1="8.2cm" svg:y1="15.537cm" svg:x2="13.001cm" svg:y2="15.537cm">
            <text:p/>
          </draw:line>
          <draw:line draw:style-name="gr1" draw:text-style-name="P1" draw:layer="layout" svg:x1="8.2cm" svg:y1="15.329cm" svg:x2="13.001cm" svg:y2="15.329cm">
            <text:p/>
          </draw:line>
          <draw:line draw:style-name="gr1" draw:text-style-name="P1" draw:layer="layout" svg:x1="8.195cm" svg:y1="15.14cm" svg:x2="12.995cm" svg:y2="15.128cm">
            <text:p/>
          </draw:line>
          <draw:line draw:style-name="gr1" draw:text-style-name="P1" draw:layer="layout" svg:x1="8.195cm" svg:y1="14.33cm" svg:x2="12.995cm" svg:y2="14.33cm">
            <text:p/>
          </draw:line>
          <draw:line draw:style-name="gr1" draw:text-style-name="P1" draw:layer="layout" svg:x1="8.195cm" svg:y1="14.734cm" svg:x2="12.995cm" svg:y2="14.734cm">
            <text:p/>
          </draw:line>
          <draw:line draw:style-name="gr1" draw:text-style-name="P1" draw:layer="layout" svg:x1="8.2cm" svg:y1="13.926cm" svg:x2="13.001cm" svg:y2="13.926cm">
            <text:p/>
          </draw:line>
          <draw:line draw:style-name="gr1" draw:text-style-name="P1" draw:layer="layout" svg:x1="8.204cm" svg:y1="16.131cm" svg:x2="13.004cm" svg:y2="16.131cm">
            <text:p/>
          </draw:line>
          <draw:line draw:style-name="gr3" draw:text-style-name="P1" draw:layer="layout" svg:x1="8.204cm" svg:y1="13.34cm" svg:x2="13.004cm" svg:y2="13.328cm">
            <text:p/>
          </draw:line>
          <draw:line draw:style-name="gr3" draw:text-style-name="P1" draw:layer="layout" svg:x1="8.204cm" svg:y1="16.523cm" svg:x2="13.004cm" svg:y2="16.523cm">
            <text:p/>
          </draw:line>
          <draw:line draw:style-name="gr2" draw:text-style-name="P1" draw:layer="layout" svg:x1="8.204cm" svg:y1="16.541cm" svg:x2="8.206cm" svg:y2="13.32cm">
            <text:p/>
          </draw:line>
          <draw:line draw:style-name="gr3" draw:text-style-name="P1" draw:layer="layout" svg:x1="11.402cm" svg:y1="16.519cm" svg:x2="11.402cm" svg:y2="13.328cm">
            <text:p/>
          </draw:line>
          <draw:line draw:style-name="gr3" draw:text-style-name="P1" draw:layer="layout" svg:x1="10.606cm" svg:y1="16.514cm" svg:x2="10.606cm" svg:y2="13.316cm">
            <text:p/>
          </draw:line>
          <draw:line draw:style-name="gr3" draw:text-style-name="P1" draw:layer="layout" svg:x1="9.807cm" svg:y1="16.532cm" svg:x2="9.807cm" svg:y2="13.325cm">
            <text:p/>
          </draw:line>
          <draw:line draw:style-name="gr2" draw:text-style-name="P1" draw:layer="layout" svg:x1="9.006cm" svg:y1="16.503cm" svg:x2="9.006cm" svg:y2="13.328cm">
            <text:p/>
          </draw:line>
          <draw:line draw:style-name="gr1" draw:text-style-name="P1" draw:layer="layout" svg:x1="8.2cm" svg:y1="13.743cm" svg:x2="13.001cm" svg:y2="13.731cm">
            <text:p/>
          </draw:line>
          <draw:g>
            <draw:line draw:style-name="gr4" draw:text-style-name="P1" draw:layer="layout" svg:x1="12.081cm" svg:y1="14.015cm" svg:x2="12.279cm" svg:y2="14.211cm">
              <text:p/>
            </draw:line>
            <draw:line draw:style-name="gr4" draw:text-style-name="P1" draw:layer="layout" svg:x1="12.083cm" svg:y1="14.216cm" svg:x2="12.281cm" svg:y2="14.02cm">
              <text:p/>
            </draw:line>
          </draw:g>
          <draw:g>
            <draw:line draw:style-name="gr4" draw:text-style-name="P1" draw:layer="layout" svg:x1="8.902cm" svg:y1="14.002cm" svg:x2="9.101cm" svg:y2="14.196cm">
              <text:p/>
            </draw:line>
            <draw:line draw:style-name="gr4" draw:text-style-name="P1" draw:layer="layout" svg:x1="8.904cm" svg:y1="14.201cm" svg:x2="9.102cm" svg:y2="14.007cm">
              <text:p/>
            </draw:line>
          </draw:g>
          <draw:g>
            <draw:line draw:style-name="gr4" draw:text-style-name="P1" draw:layer="layout" svg:x1="9.701cm" svg:y1="15.643cm" svg:x2="9.9cm" svg:y2="15.839cm">
              <text:p/>
            </draw:line>
            <draw:line draw:style-name="gr4" draw:text-style-name="P1" draw:layer="layout" svg:x1="9.703cm" svg:y1="15.844cm" svg:x2="9.902cm" svg:y2="15.648cm">
              <text:p/>
            </draw:line>
          </draw:g>
          <draw:g>
            <draw:line draw:style-name="gr4" draw:text-style-name="P1" draw:layer="layout" svg:x1="10.492cm" svg:y1="14.842cm" svg:x2="10.69cm" svg:y2="15.038cm">
              <text:p/>
            </draw:line>
            <draw:line draw:style-name="gr4" draw:text-style-name="P1" draw:layer="layout" svg:x1="10.493cm" svg:y1="15.043cm" svg:x2="10.692cm" svg:y2="14.847cm">
              <text:p/>
            </draw:line>
          </draw:g>
          <draw:line draw:style-name="gr3" draw:text-style-name="P1" draw:layer="layout" svg:x1="12.982cm" svg:y1="16.516cm" svg:x2="12.986cm" svg:y2="13.325cm">
            <text:p/>
          </draw:line>
          <draw:line draw:style-name="gr3" draw:text-style-name="P1" draw:layer="layout" svg:x1="12.19cm" svg:y1="16.526cm" svg:x2="12.194cm" svg:y2="13.335cm">
            <text:p/>
          </draw:line>
          <draw:frame draw:style-name="gr5" draw:text-style-name="P4" draw:layer="layout" svg:width="0.684cm" svg:height="0.624cm" svg:x="9.924cm" svg:y="15.313cm">
            <draw:text-box>
              <text:p text:style-name="P3"><text:span text:style-name="T1">F</text:span></text:p>
            </draw:text-box>
          </draw:frame>
          <draw:frame draw:style-name="gr5" draw:text-style-name="P4" draw:layer="layout" svg:width="0.752cm" svg:height="0.624cm" svg:x="9.103cm" svg:y="13.655cm">
            <draw:text-box>
              <text:p text:style-name="P3"><text:span text:style-name="T1">O</text:span></text:p>
            </draw:text-box>
          </draw:frame>
          <draw:frame draw:style-name="gr5" draw:text-style-name="P4" draw:layer="layout" svg:width="0.722cm" svg:height="0.624cm" svg:x="10.746cm" svg:y="14.501cm">
            <draw:text-box>
              <text:p text:style-name="P3"><text:span text:style-name="T1">R</text:span></text:p>
            </draw:text-box>
          </draw:frame>
          <draw:frame draw:style-name="gr5" draw:text-style-name="P4" draw:layer="layout" svg:width="0.693cm" svg:height="0.624cm" svg:x="12.305cm" svg:y="13.681cm">
            <draw:text-box>
              <text:p text:style-name="P3"><text:span text:style-name="T1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9:59.780449305</meta:creation-date>
    <dc:date>2018-04-10T16:10:14.952051218</dc:date>
    <meta:editing-duration>PT15S</meta:editing-duration>
    <meta:editing-cycles>1</meta:editing-cycles>
    <meta:document-statistic meta:object-count="41"/>
    <meta:generator>LibreOffice/6.0.0.3$MacOSX_X86_64 LibreOffice_project/64a0f66915f38c6217de274f0aa8e15618924765</meta:generator>
  </office:meta>
</office:document-meta>
</file>